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e0dd" officeooo:paragraph-rsid="001de0dd"/>
    </style:style>
    <style:style style:name="P2" style:family="paragraph" style:parent-style-name="Standard">
      <style:text-properties officeooo:rsid="001e7deb" officeooo:paragraph-rsid="001e7deb"/>
    </style:style>
    <style:style style:name="P3" style:family="paragraph" style:parent-style-name="Standard">
      <style:text-properties officeooo:rsid="001e7deb" officeooo:paragraph-rsid="002092b6"/>
    </style:style>
    <style:style style:name="P4"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5"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officeooo:paragraph-rsid="0021a922" fo:background-color="#1f1f1f"/>
    </style:style>
    <style:style style:name="P6" style:family="paragraph" style:parent-style-name="Standard">
      <style:text-properties fo:color="#cccccc" loext:opacity="100%" style:font-name="Droid Sans Mono" fo:font-size="10.5pt" fo:font-weight="normal" officeooo:rsid="0021a922" officeooo:paragraph-rsid="0021a922" fo:background-color="#1f1f1f"/>
    </style:style>
    <style:style style:name="P7" style:family="paragraph" style:parent-style-name="Standard">
      <style:paragraph-properties fo:margin-left="0in" fo:margin-right="0in" style:line-height-at-least="0.198in" fo:text-indent="0in" style:auto-text-indent="false"/>
      <style:text-properties fo:color="#808080" loext:opacity="100%" style:font-name="Droid Sans Mono" fo:font-size="10.5pt" fo:font-weight="normal" fo:background-color="#1f1f1f"/>
    </style:style>
    <style:style style:name="P8" style:family="paragraph" style:parent-style-name="Standard">
      <style:text-properties officeooo:rsid="0021a922" officeooo:paragraph-rsid="0021a922"/>
    </style:style>
    <style:style style:name="P9" style:family="paragraph" style:parent-style-name="Standard">
      <style:text-properties officeooo:rsid="00222067" officeooo:paragraph-rsid="00222067"/>
    </style:style>
    <style:style style:name="P10" style:family="paragraph" style:parent-style-name="Standard">
      <style:text-properties officeooo:rsid="001ed341" officeooo:paragraph-rsid="002092b6"/>
    </style:style>
    <style:style style:name="P11" style:family="paragraph" style:parent-style-name="Standard" style:list-style-name="L1">
      <style:text-properties officeooo:rsid="001ed341" officeooo:paragraph-rsid="001ed341"/>
    </style:style>
    <style:style style:name="P12" style:family="paragraph" style:parent-style-name="Standard" style:list-style-name="L1">
      <style:text-properties officeooo:rsid="002092b6" officeooo:paragraph-rsid="002092b6"/>
    </style:style>
    <style:style style:name="P13" style:family="paragraph" style:parent-style-name="Standard" style:list-style-name="L1">
      <style:text-properties officeooo:rsid="0021a922" officeooo:paragraph-rsid="0021a922"/>
    </style:style>
    <style:style style:name="P14" style:family="paragraph" style:parent-style-name="Standard">
      <style:text-properties officeooo:rsid="00222067" officeooo:paragraph-rsid="00222067"/>
    </style:style>
    <style:style style:name="P15"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16" style:family="paragraph" style:parent-style-name="Standard">
      <style:text-properties officeooo:paragraph-rsid="00222067"/>
    </style:style>
    <style:style style:name="P17" style:family="paragraph" style:parent-style-name="Standard">
      <style:text-properties officeooo:rsid="0026d0bc" officeooo:paragraph-rsid="0026d0bc"/>
    </style:style>
    <style:style style:name="T1" style:family="text">
      <style:text-properties officeooo:rsid="001ed341"/>
    </style:style>
    <style:style style:name="T2" style:family="text">
      <style:text-properties officeooo:rsid="001f8d3c"/>
    </style:style>
    <style:style style:name="T3" style:family="text">
      <style:text-properties officeooo:rsid="002092b6"/>
    </style:style>
    <style:style style:name="T4" style:family="text">
      <style:text-properties fo:color="#808080" loext:opacity="100%"/>
    </style:style>
    <style:style style:name="T5" style:family="text">
      <style:text-properties fo:color="#808080" loext:opacity="100%" fo:background-color="#ffffff" loext:char-shading-value="0"/>
    </style:style>
    <style:style style:name="T6" style:family="text">
      <style:text-properties fo:color="#808080" loext:opacity="100%" style:font-name="Droid Sans Mono" fo:font-size="10.5pt" fo:font-weight="normal" fo:background-color="#1f1f1f" loext:char-shading-value="0"/>
    </style:style>
    <style:style style:name="T7" style:family="text">
      <style:text-properties fo:color="#4ec9b0" loext:opacity="100%"/>
    </style:style>
    <style:style style:name="T8" style:family="text">
      <style:text-properties fo:color="#4ec9b0" loext:opacity="100%" style:font-name="Droid Sans Mono" fo:font-size="10.5pt" fo:font-weight="normal" fo:background-color="#1f1f1f" loext:char-shading-value="0"/>
    </style:style>
    <style:style style:name="T9" style:family="text">
      <style:text-properties fo:color="#9cdcfe" loext:opacity="100%"/>
    </style:style>
    <style:style style:name="T10" style:family="text">
      <style:text-properties fo:color="#d4d4d4" loext:opacity="100%"/>
    </style:style>
    <style:style style:name="T11" style:family="text">
      <style:text-properties fo:color="#ce9178" loext:opacity="100%"/>
    </style:style>
    <style:style style:name="T12" style:family="text">
      <style:text-properties fo:color="#569cd6" loext:opacity="100%"/>
    </style:style>
    <style:style style:name="T13" style:family="text">
      <style:text-properties fo:color="#569cd6" loext:opacity="100%" style:font-name="Droid Sans Mono" fo:font-size="10.5pt" fo:font-weight="normal" fo:background-color="#1f1f1f" loext:char-shading-value="0"/>
    </style:style>
    <style:style style:name="T14" style:family="text">
      <style:text-properties fo:background-color="#ffffff" loext:char-shading-value="0"/>
    </style:style>
    <style:style style:name="T15" style:family="text">
      <style:text-properties officeooo:rsid="00222067"/>
    </style:style>
    <style:style style:name="T16" style:family="text">
      <style:text-properties officeooo:rsid="00244f27"/>
    </style:style>
    <style:style style:name="T17" style:family="text">
      <style:text-properties fo:color="#b5cea8" loext:opacity="100%"/>
    </style:style>
    <style:style style:name="T18" style:family="text">
      <style:text-properties officeooo:rsid="0026d0bc"/>
    </style:style>
    <style:style style:name="T19" style:family="text">
      <style:text-properties officeooo:rsid="0027d27c"/>
    </style:style>
    <style:style style:name="T20" style:family="text">
      <style:text-properties officeooo:rsid="0027fe97"/>
    </style:style>
    <style:style style:name="T21" style:family="text">
      <style:text-properties officeooo:rsid="002921ab"/>
    </style:style>
    <style:style style:name="T22" style:family="text">
      <style:text-properties officeooo:rsid="002b8fb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pad App :</text:p>
      <text:p text:style-name="P1"><text:tab/>using React, TypeScript, Bootsstrap, React-router</text:p>
      <text:p text:style-name="P1"/>
      <text:p text:style-name="P1">First created a project with vite,</text:p>
      <text:p text:style-name="P1"><text:tab/>`npm create vite`</text:p>
      <text:p text:style-name="P1">then deleted the default stuff and starting with blank page.</text:p>
      <text:p text:style-name="P1">Installed bootstrap</text:p>
      <text:p text:style-name="P1"><text:tab/>`npm i react-bootstrap bootstrap`</text:p>
      <text:p text:style-name="P2">to install react router dom</text:p>
      <text:p text:style-name="P2"><text:tab/>`npm i react-router-dom`</text:p>
      <text:p text:style-name="P2"/>
      <text:p text:style-name="P2">Then in main.tsx, added &lt;BrowserRouter&gt; and in App component added &lt;Routes&gt; and &lt;Route&gt; to have different paths. </text:p>
      <text:p text:style-name="P2"/>
      <text:p text:style-name="P2"><text:tab/>// Time for sideQuest, watch tutorials and clear the <text:span text:style-name="T3">context and </text:span>routing concept.</text:p>
      <text:p text:style-name="P2"/>
      <text:p text:style-name="P3"><text:tab/><text:span text:style-name="T1">// </text:span><text:span text:style-name="T2">createContext : context is something that we create to store state as value so we can use</text:span><text:span text:style-name="T1"> </text:span><text:span text:style-name="T2">that value or state across a component tree like parent-child-grandchild etc. We use a provider to wrap our component tree with the context and that provider has a value which is the state we stored, it will be accessible through the component tree without prop drilling. In classContext component we can use it normally but function based component needs to use ‘useContext’ to use it. <text:s/></text:span></text:p>
      <text:p text:style-name="P2"><text:tab/></text:p>
      <text:p text:style-name="P3"><text:tab/>// <text:span text:style-name="T3">Routing in react</text:span></text:p>
      <text:p text:style-name="P10"><text:tab/>There are 2 versions or reactRouter. Dom version and native version.</text:p>
      <text:list text:style-name="L1">
        <text:list-item>
          <text:p text:style-name="P11">First, when we rendering our app we have to wrap it with the most common&lt;BrowserRouter&gt;<text:span text:style-name="T3">(its a react context)</text:span> or any other router depending on need.</text:p>
        </text:list-item>
        <text:list-item>
          <text:p text:style-name="P12">In our App, we have to wrap all our components in &lt;Routes&gt;. And each path we gonna create we have to wrap them in &lt;Route&gt;</text:p>
        </text:list-item>
      </text:list>
      <text:p text:style-name="P7"><text:span text:style-name="T14"><text:tab/><text:tab/><text:tab/></text:span>&lt;&gt;</text:p>
      <text:p text:style-name="P4"><text:span text:style-name="T5"><text:tab/><text:tab/><text:tab/></text:span><text:span text:style-name="T4"><text:tab/>&lt;</text:span><text:span text:style-name="T7">Routes</text:span><text:span text:style-name="T4">&gt;</text:span></text:p>
      <text:p text:style-name="P4"><text:span text:style-name="T5"><text:tab/><text:tab/><text:tab/></text:span><text:span text:style-name="T4"><text:tab/><text:tab/>&lt;</text:span><text:span text:style-name="T7">Route</text:span> <text:span text:style-name="T9">path</text:span><text:span text:style-name="T10">=</text:span><text:span text:style-name="T11">'/'</text:span> <text:span text:style-name="T9">element</text:span><text:span text:style-name="T10">=</text:span><text:span text:style-name="T11">"Home"</text:span><text:span text:style-name="T4">/&gt;</text:span></text:p>
      <text:p text:style-name="P4"><text:span text:style-name="T5"><text:tab/><text:tab/><text:tab/></text:span><text:span text:style-name="T4"><text:tab/><text:tab/>&lt;</text:span><text:span text:style-name="T7">Route</text:span> <text:span text:style-name="T9">path</text:span><text:span text:style-name="T10">=</text:span><text:span text:style-name="T11">'/form'</text:span> <text:span text:style-name="T9">element</text:span><text:span text:style-name="T10">=</text:span><text:span text:style-name="T12">{</text:span><text:span text:style-name="T4">&lt;</text:span><text:span text:style-name="T7">Form</text:span><text:span text:style-name="T10"> </text:span><text:span text:style-name="T4">/&gt;</text:span><text:span text:style-name="T12">}</text:span> <text:span text:style-name="T4">/&gt;</text:span></text:p>
      <text:p text:style-name="P4"><text:span text:style-name="T5"><text:tab/><text:tab/><text:tab/></text:span><text:span text:style-name="T4"><text:tab/><text:tab/>&lt;</text:span><text:span text:style-name="T7">Route</text:span> <text:span text:style-name="T9">path</text:span><text:span text:style-name="T10">=</text:span><text:span text:style-name="T11">'/fetch'</text:span> <text:span text:style-name="T9">element</text:span><text:span text:style-name="T10">=</text:span><text:span text:style-name="T12">{</text:span><text:span text:style-name="T4">&lt;</text:span><text:span text:style-name="T7">ApiStuff</text:span><text:span text:style-name="T10"> </text:span><text:span text:style-name="T4">/&gt;</text:span><text:span text:style-name="T12">}</text:span> <text:span text:style-name="T4">/&gt;</text:span></text:p>
      <text:p text:style-name="P4"><text:span text:style-name="T5"><text:tab/><text:tab/><text:tab/></text:span><text:span text:style-name="T4"><text:tab/>&lt;/</text:span><text:span text:style-name="T7">Routes</text:span><text:span text:style-name="T4">&gt;</text:span></text:p>
      <text:p text:style-name="P7"><text:span text:style-name="T14"><text:tab/><text:tab/><text:tab/></text:span>&lt;/&gt;</text:p>
      <text:list text:continue-numbering="true" text:style-name="L1">
        <text:list-item>
          <text:p text:style-name="P13">In order to use these route paths in navbar as nav links, we have to use &lt;link&gt; tag</text:p>
        </text:list-item>
      </text:list>
      <text:p text:style-name="P8"><text:tab/><text:tab/><text:tab/><text:span text:style-name="T6">&lt;</text:span><text:span text:style-name="T13">ul</text:span><text:span text:style-name="T6">&gt;</text:span></text:p>
      <text:p text:style-name="P5"><text:span text:style-name="T5"><text:tab/><text:tab/><text:tab/></text:span><text:span text:style-name="T4"><text:tab/>&lt;</text:span><text:span text:style-name="T12">li</text:span><text:span text:style-name="T4">&gt;&lt;</text:span><text:span text:style-name="T7">Link</text:span> <text:span text:style-name="T9">to</text:span><text:span text:style-name="T10">=</text:span><text:span text:style-name="T11">"/"</text:span><text:span text:style-name="T4">&gt;</text:span>Home<text:span text:style-name="T4">&lt;/</text:span><text:span text:style-name="T7">Link</text:span><text:span text:style-name="T4">&gt;&lt;/</text:span><text:span text:style-name="T12">li</text:span><text:span text:style-name="T4">&gt;</text:span></text:p>
      <text:p text:style-name="P5"><text:span text:style-name="T5"><text:tab/><text:tab/><text:tab/></text:span><text:span text:style-name="T4"><text:tab/>&lt;</text:span><text:span text:style-name="T12">li</text:span><text:span text:style-name="T4">&gt;&lt;</text:span><text:span text:style-name="T7">Link</text:span> <text:span text:style-name="T9">to</text:span><text:span text:style-name="T10">=</text:span><text:span text:style-name="T11">"/form"</text:span><text:span text:style-name="T4">&gt;</text:span>Form<text:span text:style-name="T4">&lt;/</text:span><text:span text:style-name="T7">Link</text:span><text:span text:style-name="T4">&gt;&lt;/</text:span><text:span text:style-name="T12">li</text:span><text:span text:style-name="T4">&gt;</text:span></text:p>
      <text:p text:style-name="P5"><text:span text:style-name="T5"><text:tab/><text:tab/><text:tab/></text:span><text:span text:style-name="T4"><text:tab/>&lt;</text:span><text:span text:style-name="T12">li</text:span><text:span text:style-name="T4">&gt;&lt;</text:span><text:span text:style-name="T7">Link</text:span> <text:span text:style-name="T9">to</text:span><text:span text:style-name="T10">=</text:span><text:span text:style-name="T11">"/fetch"</text:span><text:span text:style-name="T4">&gt;</text:span>ApiCall<text:span text:style-name="T4">&lt;/</text:span><text:span text:style-name="T7">Link</text:span><text:span text:style-name="T4">&gt;&lt;/</text:span><text:span text:style-name="T12">li</text:span><text:span text:style-name="T4">&gt;</text:span></text:p>
      <text:p text:style-name="P6"><text:span text:style-name="T5"><text:tab/><text:tab/><text:tab/></text:span><text:span text:style-name="T4">&lt;/</text:span><text:span text:style-name="T12">ul</text:span><text:span text:style-name="T4">&gt;</text:span></text:p>
      <text:p text:style-name="P6"><text:span text:style-name="T4"/></text:p>
      <text:list text:continue-numbering="true" text:style-name="L1">
        <text:list-item>
          <text:p text:style-name="P13">on changing through [ages, only thing that chages are routes but the nav content stays same. Its super fast. </text:p>
        </text:list-item>
      </text:list>
      <text:p text:style-name="P8"/>
      <text:p text:style-name="P9">We start creating the app :</text:p>
      <text:p text:style-name="P9"><text:soft-page-break/><text:tab/><text:span text:style-name="T16">First we create some routes for Home, New note routes in our App. Then we create NewNote component and some Form components inside NewNote. We use react-bootstrap library to create the form. Also we install react-select with ‘npm I react-select’ to have the drop down in our tags input.</text:span></text:p>
      <text:p text:style-name="P16"><text:span text:style-name="T15"><text:tab/></text:span><text:span text:style-name="T6">&lt;</text:span><text:span text:style-name="T8">Form</text:span><text:span text:style-name="T6">&gt;</text:span></text:p>
      <text:p text:style-name="P4"><text:span text:style-name="T4"><text:tab/><text:tab/>&lt;</text:span><text:span text:style-name="T7">Stack</text:span> <text:span text:style-name="T9">gap</text:span><text:span text:style-name="T10">=</text:span><text:span text:style-name="T12">{</text:span><text:span text:style-name="T17">4</text:span><text:span text:style-name="T12">}</text:span><text:span text:style-name="T4">&gt;</text:span></text:p>
      <text:p text:style-name="P4"><text:span text:style-name="T4"><text:tab/><text:tab/><text:tab/>&lt;</text:span><text:span text:style-name="T7">Row</text:span><text:span text:style-name="T4">&gt;</text:span></text:p>
      <text:p text:style-name="P4"><text:span text:style-name="T4"><text:tab/><text:tab/><text:tab/><text:tab/>&lt;</text:span><text:span text:style-name="T7">Col</text:span><text:span text:style-name="T4">&gt;</text:span></text:p>
      <text:p text:style-name="P4"><text:span text:style-name="T4"><text:tab/><text:tab/><text:tab/><text:tab/><text:tab/>&lt;</text:span><text:span text:style-name="T7">Form.Group</text:span> <text:span text:style-name="T9">controlId</text:span><text:span text:style-name="T10">=</text:span><text:span text:style-name="T11">"title"</text:span><text:span text:style-name="T4">&gt;</text:span></text:p>
      <text:p text:style-name="P4"><text:span text:style-name="T4"><text:tab/><text:tab/><text:tab/><text:tab/><text:tab/><text:tab/>&lt;</text:span><text:span text:style-name="T7">Form.Label</text:span><text:span text:style-name="T4">&gt;</text:span>TItle<text:span text:style-name="T4">&lt;/</text:span><text:span text:style-name="T7">Form.Label</text:span><text:span text:style-name="T4">&gt;</text:span></text:p>
      <text:p text:style-name="P4"><text:span text:style-name="T4"><text:tab/><text:tab/><text:tab/><text:tab/><text:tab/><text:tab/>&lt;</text:span><text:span text:style-name="T7">Form.Control</text:span> <text:span text:style-name="T9">required</text:span> <text:span text:style-name="T4">/&gt;</text:span></text:p>
      <text:p text:style-name="P4"><text:span text:style-name="T4"><text:tab/><text:tab/><text:tab/><text:tab/><text:tab/>&lt;/</text:span><text:span text:style-name="T7">Form.Group</text:span><text:span text:style-name="T4">&gt;</text:span></text:p>
      <text:p text:style-name="P4"><text:span text:style-name="T4"><text:tab/><text:tab/><text:tab/><text:tab/>&lt;/</text:span><text:span text:style-name="T7">Col</text:span><text:span text:style-name="T4">&gt;</text:span></text:p>
      <text:p text:style-name="P4"><text:span text:style-name="T4"><text:tab/><text:tab/><text:tab/><text:tab/>&lt;</text:span><text:span text:style-name="T7">Col</text:span><text:span text:style-name="T4">&gt;</text:span></text:p>
      <text:p text:style-name="P4"><text:span text:style-name="T4"><text:tab/><text:tab/><text:tab/><text:tab/><text:tab/>&lt;</text:span><text:span text:style-name="T7">Form.Group</text:span> <text:span text:style-name="T9">controlId</text:span><text:span text:style-name="T10">=</text:span><text:span text:style-name="T11">"tags"</text:span><text:span text:style-name="T4">&gt;</text:span></text:p>
      <text:p text:style-name="P4"><text:span text:style-name="T4"><text:tab/><text:tab/><text:tab/><text:tab/><text:tab/><text:tab/>&lt;</text:span><text:span text:style-name="T7">Form.Label</text:span><text:span text:style-name="T4">&gt;</text:span>Tags<text:span text:style-name="T4">&lt;/</text:span><text:span text:style-name="T7">Form.Label</text:span><text:span text:style-name="T4">&gt;</text:span></text:p>
      <text:p text:style-name="P4"><text:span text:style-name="T4"><text:tab/><text:tab/><text:tab/><text:tab/><text:tab/><text:tab/>&lt;</text:span><text:span text:style-name="T7">Form.Control</text:span> <text:span text:style-name="T9">required</text:span> <text:span text:style-name="T4">/&gt;</text:span></text:p>
      <text:p text:style-name="P4"><text:span text:style-name="T4"><text:tab/><text:tab/><text:tab/><text:tab/><text:tab/>&lt;/</text:span><text:span text:style-name="T7">Form.Group</text:span><text:span text:style-name="T4">&gt;</text:span></text:p>
      <text:p text:style-name="P4"><text:span text:style-name="T4"><text:tab/><text:tab/><text:tab/><text:tab/>&lt;/</text:span><text:span text:style-name="T7">Col</text:span><text:span text:style-name="T4">&gt;</text:span></text:p>
      <text:p text:style-name="P4"><text:span text:style-name="T4"><text:tab/><text:tab/><text:tab/>&lt;/</text:span><text:span text:style-name="T7">Row</text:span><text:span text:style-name="T4">&gt;</text:span></text:p>
      <text:p text:style-name="P4"><text:span text:style-name="T4"><text:tab/><text:tab/>&lt;/</text:span><text:span text:style-name="T7">Stack</text:span><text:span text:style-name="T4">&gt;</text:span></text:p>
      <text:p text:style-name="P4"><text:span text:style-name="T4"><text:tab/>&lt;/</text:span><text:span text:style-name="T7">Form</text:span><text:span text:style-name="T4">&gt;</text:span></text:p>
      <text:p text:style-name="P4"><text:span text:style-name="T4"/></text:p>
      <text:p text:style-name="P17">Now we use useRef() hook to reference these input fields so we can get the values and manipulate them on submit.</text:p>
      <text:p text:style-name="P17"><text:tab/>useRef()?</text:p>
      <text:p text:style-name="P9"><text:tab/><text:span text:style-name="T18">Ans: </text:span><text:span text:style-name="T19">useRef() is a hook that returns an obj with current property in it. It is a lot like useState but state causes re-rendering which useRef doesn’t. UseRef() is popular to use in case of referencing to html elements.</text:span></text:p>
      <text:p text:style-name="P9"/>
      <text:p text:style-name="P9"><text:tab/><text:span text:style-name="T20">UseLocalStorage(). Created a custom hook. Its a lot like creating export defult functional component but gotta add use ‘use’ key word add the beginning. …watch a tutorial for more clear understanding.</text:span></text:p>
      <text:p text:style-name="P9"/>
      <text:p text:style-name="P9"><text:tab/><text:span text:style-name="T20">UseMemo(). </text:span><text:span text:style-name="T21">We use this hook to enhance our app performance by not running slow functions unnecessarily on every render. I mean, in our app, if we have a function that is very slow, takes too long to complete but we its is going to return the same value every time it runs like pure functions, then we use this hook to save the return value of the function and use it after running only once in the beginning of the first render. Like useEffect(), it also can have dependecies array with which we can make it re render when th dependecies value changes.</text:span></text:p>
      <text:p text:style-name="P9"/>
      <text:p text:style-name="P9"><text:tab/><text:span text:style-name="T22">UseNavigate() this hook is used to navigate somewhere after an action like submitting a form.</text:span></text:p>
      <text:p text:style-name="P9"/>
      <text:p text:style-name="P9"><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3T16:20:26.024879389</meta:creation-date>
    <meta:generator>LibreOffice/24.2.6.2$Linux_X86_64 LibreOffice_project/420$Build-2</meta:generator>
    <dc:date>2024-11-25T08:16:44.759010568</dc:date>
    <meta:editing-duration>PT10H35M51S</meta:editing-duration>
    <meta:editing-cycles>7</meta:editing-cycles>
    <meta:document-statistic meta:table-count="0" meta:image-count="0" meta:object-count="0" meta:page-count="2" meta:paragraph-count="58" meta:word-count="575" meta:character-count="3659" meta:non-whitespace-character-count="3005"/>
  </office:meta>
</office:document-meta>
</file>